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Standard">
      <style:text-properties officeooo:rsid="001e5ef6" officeooo:paragraph-rsid="001e5ef6"/>
    </style:style>
    <style:style style:name="P3" style:family="paragraph" style:parent-style-name="Standard">
      <style:text-properties officeooo:rsid="001f71a3" officeooo:paragraph-rsid="001f71a3"/>
    </style:style>
    <style:style style:name="P4" style:family="paragraph" style:parent-style-name="Standard">
      <style:text-properties fo:font-size="16pt" officeooo:rsid="00236009" officeooo:paragraph-rsid="00236009" style:font-size-asian="16pt" style:font-size-complex="16pt"/>
    </style:style>
    <style:style style:name="P5" style:family="paragraph" style:parent-style-name="Standard">
      <style:text-properties officeooo:rsid="0020746a" officeooo:paragraph-rsid="0020746a"/>
    </style:style>
    <style:style style:name="P6" style:family="paragraph" style:parent-style-name="Standard">
      <style:text-properties officeooo:rsid="00207a16" officeooo:paragraph-rsid="00207a16"/>
    </style:style>
    <style:style style:name="P7" style:family="paragraph" style:parent-style-name="Standard">
      <style:text-properties fo:font-size="20pt" officeooo:rsid="001e5ef6" officeooo:paragraph-rsid="001e5ef6" style:font-size-asian="20pt" style:font-size-complex="20pt"/>
    </style:style>
    <style:style style:name="P8" style:family="paragraph" style:parent-style-name="Standard">
      <style:text-properties fo:font-size="12pt" officeooo:rsid="00207a16" officeooo:paragraph-rsid="00207a16" style:font-size-asian="10.5pt" style:font-size-complex="12pt"/>
    </style:style>
    <style:style style:name="P9" style:family="paragraph" style:parent-style-name="Standard">
      <style:text-properties fo:font-size="12pt" officeooo:rsid="00212ae0" officeooo:paragraph-rsid="00212ae0" style:font-size-asian="10.5pt" style:font-size-complex="12pt"/>
    </style:style>
    <style:style style:name="P10" style:family="paragraph" style:parent-style-name="Standard">
      <style:text-properties officeooo:rsid="00212ae0" officeooo:paragraph-rsid="00212ae0"/>
    </style:style>
    <style:style style:name="P11" style:family="paragraph" style:parent-style-name="Standard">
      <style:text-properties officeooo:rsid="0022bad0" officeooo:paragraph-rsid="0022bad0"/>
    </style:style>
    <style:style style:name="P12" style:family="paragraph" style:parent-style-name="Standard">
      <style:text-properties officeooo:rsid="00236009" officeooo:paragraph-rsid="00236009"/>
    </style:style>
    <style:style style:name="P13" style:family="paragraph" style:parent-style-name="Standard">
      <style:text-properties officeooo:rsid="0023c459" officeooo:paragraph-rsid="0023c459"/>
    </style:style>
    <style:style style:name="P14" style:family="paragraph" style:parent-style-name="Standard">
      <style:text-properties officeooo:rsid="00251ceb" officeooo:paragraph-rsid="00251ceb"/>
    </style:style>
    <style:style style:name="P15" style:family="paragraph" style:parent-style-name="Text_20_body">
      <style:text-properties officeooo:rsid="001e5ef6" officeooo:paragraph-rsid="001e5ef6"/>
    </style:style>
    <style:style style:name="P16" style:family="paragraph" style:parent-style-name="Text_20_body">
      <style:text-properties officeooo:rsid="001e5ef6" officeooo:paragraph-rsid="001f71a3"/>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text-properties officeooo:paragraph-rsid="001f71a3"/>
    </style:style>
    <style:style style:name="P21" style:family="paragraph" style:parent-style-name="Text_20_body">
      <style:text-properties fo:font-size="16pt" officeooo:rsid="001e5ef6" officeooo:paragraph-rsid="001f71a3" style:font-size-asian="16pt" style:font-size-complex="16pt"/>
    </style:style>
    <style:style style:name="P22" style:family="paragraph" style:parent-style-name="Text_20_body">
      <style:text-properties officeooo:rsid="0020746a" officeooo:paragraph-rsid="0020746a"/>
    </style:style>
    <style:style style:name="P23" style:family="paragraph" style:parent-style-name="Text_20_body">
      <style:text-properties fo:font-size="20pt" officeooo:rsid="001e5ef6" officeooo:paragraph-rsid="001e5ef6" style:font-size-asian="20pt" style:font-size-complex="20pt"/>
    </style:style>
    <style:style style:name="P24" style:family="paragraph" style:parent-style-name="Text_20_body">
      <style:text-properties officeooo:rsid="00207a16" officeooo:paragraph-rsid="00207a16"/>
    </style:style>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7"/>
    <style:style style:name="P29" style:family="paragraph" style:parent-style-name="Text_20_body" style:list-style-name="L8"/>
    <style:style style:name="P30" style:family="paragraph" style:parent-style-name="Text_20_body">
      <style:text-properties fo:font-size="12pt" officeooo:rsid="00212ae0" officeooo:paragraph-rsid="00212ae0" style:font-size-asian="10.5pt" style:font-size-complex="12pt"/>
    </style:style>
    <style:style style:name="P31" style:family="paragraph" style:parent-style-name="Text_20_body" style:list-style-name="L9"/>
    <style:style style:name="P32" style:family="paragraph" style:parent-style-name="Text_20_body" style:list-style-name="L10"/>
    <style:style style:name="P33" style:family="paragraph" style:parent-style-name="Text_20_body" style:list-style-name="L11"/>
    <style:style style:name="P34" style:family="paragraph" style:parent-style-name="Text_20_body">
      <style:text-properties officeooo:rsid="00212ae0" officeooo:paragraph-rsid="00212ae0"/>
    </style:style>
    <style:style style:name="P35" style:family="paragraph" style:parent-style-name="Text_20_body">
      <style:text-properties officeooo:rsid="0022bad0" officeooo:paragraph-rsid="0022bad0"/>
    </style:style>
    <style:style style:name="P36" style:family="paragraph" style:parent-style-name="Text_20_body" style:list-style-name="L12"/>
    <style:style style:name="P37" style:family="paragraph" style:parent-style-name="Text_20_body" style:list-style-name="L13"/>
    <style:style style:name="P38" style:family="paragraph" style:parent-style-name="Text_20_body">
      <style:text-properties officeooo:rsid="00236009" officeooo:paragraph-rsid="00236009"/>
    </style:style>
    <style:style style:name="P39" style:family="paragraph" style:parent-style-name="Text_20_body" style:list-style-name="L14"/>
    <style:style style:name="P40" style:family="paragraph" style:parent-style-name="Text_20_body" style:list-style-name="L15"/>
    <style:style style:name="P41" style:family="paragraph" style:parent-style-name="Text_20_body" style:list-style-name="L16"/>
    <style:style style:name="P42" style:family="paragraph" style:parent-style-name="Text_20_body" style:list-style-name="L17"/>
    <style:style style:name="P43" style:family="paragraph" style:parent-style-name="Text_20_body">
      <style:text-properties officeooo:rsid="0023c459" officeooo:paragraph-rsid="0023c459"/>
    </style:style>
    <style:style style:name="P44" style:family="paragraph" style:parent-style-name="Text_20_body" style:list-style-name="L18"/>
    <style:style style:name="P45" style:family="paragraph" style:parent-style-name="Text_20_body">
      <style:text-properties officeooo:rsid="00251ceb" officeooo:paragraph-rsid="00251ceb"/>
    </style:style>
    <style:style style:name="P46" style:family="paragraph" style:parent-style-name="Text_20_body">
      <style:text-properties officeooo:paragraph-rsid="00251ceb"/>
    </style:style>
    <style:style style:name="P47" style:family="paragraph" style:parent-style-name="Text_20_body" style:list-style-name="L14">
      <style:paragraph-properties fo:margin-top="0in" fo:margin-bottom="0in" style:contextual-spacing="false"/>
    </style:style>
    <style:style style:name="P48" style:family="paragraph" style:parent-style-name="Text_20_body" style:list-style-name="L15">
      <style:paragraph-properties fo:margin-top="0in" fo:margin-bottom="0in" style:contextual-spacing="false"/>
    </style:style>
    <style:style style:name="P49" style:family="paragraph" style:parent-style-name="Text_20_body" style:list-style-name="L16">
      <style:paragraph-properties fo:margin-top="0in" fo:margin-bottom="0in" style:contextual-spacing="false"/>
    </style:style>
    <style:style style:name="P50" style:family="paragraph" style:parent-style-name="Text_20_body" style:list-style-name="L17">
      <style:paragraph-properties fo:margin-top="0in" fo:margin-bottom="0in" style:contextual-spacing="false"/>
    </style:style>
    <style:style style:name="P51" style:family="paragraph" style:parent-style-name="Text_20_body" style:list-style-name="L18">
      <style:paragraph-properties fo:margin-top="0in" fo:margin-bottom="0in" style:contextual-spacing="false"/>
    </style:style>
    <style:style style:name="T1" style:family="text">
      <style:text-properties officeooo:rsid="001f71a3"/>
    </style:style>
    <style:style style:name="T2" style:family="text">
      <style:text-properties fo:font-size="20pt" style:font-size-asian="20pt" style:font-size-complex="20pt"/>
    </style:style>
    <style:style style:name="T3" style:family="text">
      <style:text-properties officeooo:rsid="0025cd5b"/>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Introduction</text:p>
      <text:p text:style-name="Text_20_body">MX Linux is a popular Linux distribution that is known for its simplicity, stability, and efficiency. It is based on Debian, which is one of the most popular and stable Linux distributions available. MX Linux is designed to work well on older hardware, making it an excellent choice for those who want to breathe new life into an old computer. It is also suitable for new users who are looking for a user-friendly Linux distribution that is easy to install and use.</text:p>
      <text:p text:style-name="Text_20_body">One of the key features of MX Linux is its lightweight and customizable Xfce desktop environment. Xfce is a fast and efficient desktop environment that is designed to use minimal system resources while still providing a full-featured desktop experience. MX Linux also includes a number of customizations and tweaks that make the desktop environment more user-friendly and functional. For example, MX Linux includes a panel with a range of applets that can be customized to display system information, launch applications, and perform other tasks.</text:p>
      <text:p text:style-name="Text_20_body">MX Linux includes several user-friendly features that make it easy to install and use. The system installer is simple and intuitive, allowing users to easily configure their system and choose which applications to install. MX Linux also includes a graphical package manager, which allows users to easily browse and install applications from the vast Debian repositories. The live USB/DVD tool is another useful feature that allows users to test the system without installing it on their hard drive.</text:p>
      <text:p text:style-name="Text_20_body">MX Linux also includes several custom tools that make it easy to configure and manage the system. The MX Tweak Tool, for example, allows users to easily configure system settings such as desktop appearance, power management, and system performance. The MX Package Installer is another useful tool that allows users to easily browse and install a range of popular applications, including web browsers, office suites, and multimedia applications. The MX User Manager allows users to easily manage user accounts and passwords.</text:p>
      <text:p text:style-name="Text_20_body">One of the strengths of MX Linux is its community of volunteers who contribute to the project. The project was started in 2014 by a group of enthusiasts who wanted to create a simple and user-friendly Linux distribution. Since then, the project has grown and now has a large and active community of contributors who help to maintain and develop the distribution. The community is friendly and supportive, and users can get help and support from the official MX Linux forum or from a range of other online communities.</text:p>
      <text:p text:style-name="Text_20_body">In summary, MX Linux is a lightweight, stable, and efficient Linux distribution that is designed to work well on older hardware. It is user-friendly and includes several features that make it easy to install and use. MX Linux is based on Debian, which is one of the most popular and stable Linux distributions available, and includes several custom tools and tweaks that make it a great choice for both new and experienced users.</text:p>
      <text:p text:style-name="Text_20_body"/>
      <text:p text:style-name="Text_20_body"/>
      <text:p text:style-name="Text_20_body"/>
      <text:p text:style-name="Text_20_body"/>
      <text:p text:style-name="P23"><text:soft-page-break/>Chapter 1</text:p>
      <text:p text:style-name="P15"/>
      <text:p text:style-name="P15">Installing MX Linux is a fairly straightforward process. Here are the steps you can follow:</text:p>
      <text:list xml:id="list825070340" text:style-name="L1">
        <text:list-item>
          <text:p text:style-name="P17">First, download the MX Linux ISO file from the official MX Linux website.</text:p>
        </text:list-item>
        <text:list-item>
          <text:p text:style-name="P17">Burn the ISO file to a USB flash drive or a DVD.</text:p>
        </text:list-item>
        <text:list-item>
          <text:p text:style-name="P17">Insert the USB flash drive or DVD into the computer where you want to install MX Linux and reboot the computer.</text:p>
        </text:list-item>
        <text:list-item>
          <text:p text:style-name="P17">During the boot process, you may need to enter the computer's boot menu by pressing a key such as F12 or Esc, depending on your computer's manufacturer.</text:p>
        </text:list-item>
        <text:list-item>
          <text:p text:style-name="P17">Select the USB flash drive or DVD from the boot menu to start the MX Linux installer.</text:p>
        </text:list-item>
        <text:list-item>
          <text:p text:style-name="P17">Once the installer loads, you will be prompted to choose your language and keyboard layout.</text:p>
        </text:list-item>
        <text:list-item>
          <text:p text:style-name="P17">Next, choose the "Install MX Linux" option from the installer menu.</text:p>
        </text:list-item>
        <text:list-item>
          <text:p text:style-name="P17">Follow the on-screen instructions to select the installation location, partition the hard drive, and set up the root and user accounts.</text:p>
        </text:list-item>
        <text:list-item>
          <text:p text:style-name="P17">During the installation process, you will also be prompted to select additional software packages to install.</text:p>
        </text:list-item>
        <text:list-item>
          <text:p text:style-name="P17">Once the installation is complete, reboot your computer and remove the USB flash drive or DVD.</text:p>
        </text:list-item>
        <text:list-item>
          <text:p text:style-name="P17">Upon booting your newly installed MX Linux, you may need to perform some initial setup tasks, such as configuring network settings, updating the system, and installing any additional software you may need.</text:p>
        </text:list-item>
      </text:list>
      <text:p text:style-name="Text_20_body">That's it! You should now have a working installation of MX Linux on your computer.</text:p>
      <text:p text:style-name="P1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Text_20_body">Chapter 2</text:p>
      <text:p text:style-name="P2"/>
      <text:p text:style-name="P2"/>
      <text:p text:style-name="P15">The desktop is like the main screen on your computer, and it's where you can find all sorts of things that you can do on your computer. When you first turn on your computer, the desktop is usually the first thing that you see.</text:p>
      <text:p text:style-name="Text_20_body">Imagine the desktop like a big table where you can put things that you want to use later. You can put all sorts of things on the desktop, like pictures, videos, and documents. And just like how you can use your hands to pick up things on a table, you can use your mouse to click on things on the desktop.</text:p>
      <text:p text:style-name="Text_20_body">On the desktop, you'll see little pictures called icons. Each icon represents something that you can do on your computer, like opening up a program or a game. It's like having a big box of toys that you can play with!</text:p>
      <text:p text:style-name="Text_20_body">For example, you might see an icon for a game that you like to play. If you want to play the game, you can click on the icon and the game will start. You might also see an icon for a program that you need to use for school or work. If you click on that icon, the program will open up and you can start using it.</text:p>
      <text:p text:style-name="Text_20_body">Sometimes, you might see a picture on the desktop that you want to use for something. Maybe it's a picture of your family or a cool design that you want to use for a project. You can use your mouse to click on the picture and then drag it to where you want to use it.</text:p>
      <text:p text:style-name="Text_20_body">The desktop can also be customized to make it look how you want it to look. You can change the background picture to something that you like, and you can move the icons around to make them easier to find. It's like decorating your own room!</text:p>
      <text:p text:style-name="Text_20_body">If you can't find something that you need on the desktop, you can use a search bar to look for it. The search bar is like a big helper that can find things for you. You just need to type in what you're looking for and the computer will show you where to find it.</text:p>
      <text:p text:style-name="Text_20_body">So, to sum it up, the desktop is like a big table with a lot of different things on it that you can use. Icons are like pictures that represent things you can do on your computer. You can click on the icons to start using them, and you can customize the desktop to make it look how you want it to look. If you can't find something, you can use the search bar to look for it.</text:p>
      <text:p text:style-name="P2"/>
      <text:p text:style-name="P2"/>
      <text:p text:style-name="P2"/>
      <text:p text:style-name="P2"/>
      <text:p text:style-name="P2"/>
      <text:p text:style-name="P2"/>
      <text:p text:style-name="P2"/>
      <text:p text:style-name="P2"/>
      <text:p text:style-name="P2"/>
      <text:p text:style-name="P2"><text:soft-page-break/></text:p>
      <text:p text:style-name="P7"/>
      <text:p text:style-name="Text_20_body">Chapter 3</text:p>
      <text:p text:style-name="P7"/>
      <text:p text:style-name="Text_20_body">Using the Web Browser</text:p>
      <text:p text:style-name="P15">A web browser is a program on your computer or phone that helps you look at things on the internet. It's like a pair of special glasses that you put on to see things on the internet.</text:p>
      <text:p text:style-name="Text_20_body">The internet is like a big library of information. It has lots of different books and magazines and pictures and videos that you can look at. But you need a way to see all of these things, and that's where the web browser comes in.</text:p>
      <text:p text:style-name="Text_20_body">When you open your web browser, it's like you're walking into the library. You can type in the name of a website you want to visit, like "<text:a xlink:type="simple" xlink:href="http://www.google.com/" office:target-frame-name="_new" xlink:show="replace" text:style-name="Internet_20_link" text:visited-style-name="Visited_20_Internet_20_Link">www.google.com</text:a>," and the web browser will take you there.</text:p>
      <text:p text:style-name="Text_20_body">Once you're on a website, you can use the web browser to look at all the different things on that website. You can click on links to go to other pages, you can watch videos, you can look at pictures, and you can read articles.</text:p>
      <text:p text:style-name="Text_20_body">The web browser helps you do all of these things by translating the information on the website into a form that your computer or phone can understand. It's like a translator who helps you understand a language you don't speak.</text:p>
      <text:p text:style-name="Text_20_body">There are lots of different web browsers you can use, like Google Chrome, Safari, and Mozilla Firefox. They all work a little bit differently, but they all help you do the same thing: look at things on the internet.</text:p>
      <text:p text:style-name="Text_20_body">In summary, a web browser is a program on your computer or phone that helps you look at things on the internet, like a pair of special glasses that help you see all the different books and pictures and videos that are available.</text:p>
      <text:p text:style-name="Text_20_body">FireFox Browser</text:p>
      <text:p text:style-name="P3"/>
      <text:p text:style-name="P3"/>
      <text:p text:style-name="P16">Firefox is a popular web browser that allows you to access the internet, browse websites, and use various online services. <text:span text:style-name="T1">If not already installed.</text:span></text:p>
      <text:p text:style-name="P16">Here are some basic steps to get started with Firefox:</text:p>
      <text:list xml:id="list3193705152" text:style-name="L2">
        <text:list-item>
          <text:p text:style-name="P18">Install Firefox: You can download Firefox from the official website (<text:a xlink:type="simple" xlink:href="https://www.mozilla.org/en-US/firefox/new/" office:target-frame-name="_new" xlink:show="replace" text:style-name="Internet_20_link" text:visited-style-name="Visited_20_Internet_20_Link">https://www.mozilla.org/en-US/firefox/new/</text:a>). Follow the installation instructions to complete the process.</text:p>
        </text:list-item>
        <text:list-item>
          <text:p text:style-name="P18">Open Firefox: Once you have installed Firefox, you can open it by clicking on the Firefox icon on your desktop or by searching for it in your Start menu or applications folder.</text:p>
        </text:list-item>
        <text:list-item>
          <text:p text:style-name="P18"><text:soft-page-break/>Set up Firefox: When you first open Firefox, you will be prompted to set up your preferences, such as your homepage and default search engine. You can also customize the appearance and settings of Firefox to suit your needs.</text:p>
        </text:list-item>
        <text:list-item>
          <text:p text:style-name="P18">Browse the web: To browse the web using Firefox, simply enter a website address or search term in the address bar and press Enter. Firefox will load the webpage and display it in the main window.</text:p>
        </text:list-item>
        <text:list-item>
          <text:p text:style-name="P18">Customize Firefox: Firefox offers many customization options, such as adding extensions, themes, and bookmarks. You can access these options by clicking on the menu button (three horizontal lines) in the top-right corner of the Firefox window.</text:p>
        </text:list-item>
        <text:list-item>
          <text:p text:style-name="P18">Manage your tabs: Firefox allows you to open multiple tabs to browse different websites at the same time. You can manage your tabs by clicking on the tab bar at the top of the Firefox window.</text:p>
        </text:list-item>
        <text:list-item>
          <text:p text:style-name="P18">Clear your browsing data: Firefox stores your browsing history, cookies, and other data to improve your browsing experience. However, you may want to clear this data for privacy or security reasons. You can do this by clicking on the menu button, selecting "Options," and then clicking on "Privacy &amp; Security."</text:p>
        </text:list-item>
      </text:list>
      <text:p text:style-name="Text_20_body">These are just some of the basic features of Firefox. You can explore the browser further to discover its full capabilities.</text:p>
      <text:p text:style-name="P21">Brave Browser</text:p>
      <text:p text:style-name="P16"/>
      <text:p text:style-name="P15">Brave Browser is a web browser, just like Google Chrome, Mozilla Firefox, or Microsoft Edge. It's a program that you can use to explore the internet, watch videos, play games, and do lots of other fun things on your computer or mobile device.</text:p>
      <text:p text:style-name="Text_20_body">To install Brave Browser on your computer, you need to follow these steps:</text:p>
      <text:list xml:id="list4029812315" text:style-name="L3">
        <text:list-item>
          <text:p text:style-name="P19">First, you need to go to the Brave Browser website. You can do this by typing "brave.com" in the address bar of your current web browser and pressing the Enter key.</text:p>
        </text:list-item>
        <text:list-item>
          <text:p text:style-name="P19">Once you're on the Brave Browser website, you will see a big download button in the center of the screen. Click on this button to start downloading Brave Browser.</text:p>
        </text:list-item>
        <text:list-item>
          <text:p text:style-name="P19">After you click the download button, a pop-up window may appear asking you to choose where to save the file. You can choose to save it in your "Downloads" folder or anywhere else that you prefer.</text:p>
        </text:list-item>
        <text:list-item>
          <text:p text:style-name="P19">Wait for the download to finish. This may take a few minutes, depending on your internet connection speed.</text:p>
        </text:list-item>
        <text:list-item>
          <text:p text:style-name="P19">Once the download is complete, you can find the Brave Browser installation file in the folder where you saved it. Double-click on the file to start the installation process.</text:p>
        </text:list-item>
        <text:list-item>
          <text:p text:style-name="P19"><text:soft-page-break/>Follow the on-screen instructions to install Brave Browser. You may need to agree to some terms and conditions, choose a language, and select a location to install the browser.</text:p>
        </text:list-item>
        <text:list-item>
          <text:p text:style-name="P19">After the installation is complete, Brave Browser should open automatically. If it doesn't, you can find it in your Applications folder on a Mac or in your Start menu on Windows.</text:p>
        </text:list-item>
      </text:list>
      <text:p text:style-name="Text_20_body">Congratulations, you've successfully installed Brave Browser! You can now use it to browse the web, watch videos, and do lots of other fun things online.</text:p>
      <text:p text:style-name="P20">One thing to <text:span text:style-name="T3">kee</text:span>p in mind is that it's important to only download software from trusted sources, like the official Brave Browser website. Make sure you don't download anything from unfamiliar websites or pop-up ads, as these may contain viruses or other harmful software that can harm your computer.</text:p>
      <text:p text:style-name="P2"/>
      <text:p text:style-name="Text_20_body">Tor Browser</text:p>
      <text:p text:style-name="P3"/>
      <text:p text:style-name="P15">Do you know what the internet is? It's like a big playground where you can go to play games, watch videos, and talk to your friends. But sometimes, there are people on the playground who might want to look at what you're doing or follow you around without you knowing. That's not very nice, right?</text:p>
      <text:p text:style-name="Text_20_body">Well, the Tor browser is like a special tool you can use to make sure nobody follows you around on the playground. It's kind of like a secret tunnel that you can use to go from one place to another without anyone seeing you.</text:p>
      <text:p text:style-name="Text_20_body">When you use the Tor browser, it makes it harder for people to see what you're doing on the internet. It does this by hiding your internet address, which is like your home address on the playground. When you use the Tor browser, nobody can see your internet address, so they can't follow you around and see what you're doing.</text:p>
      <text:p text:style-name="Text_20_body">But why would you want to use the Tor browser? Well, sometimes people use the internet to do things that they don't want other people to know about. Maybe they want to talk to someone about something important, or maybe they want to read something that's not allowed where they live. The Tor browser can help them do those things without anyone finding out.</text:p>
      <text:p text:style-name="Text_20_body">Of course, the Tor browser isn't a toy, so you shouldn't use it without a grown-up's permission. And you should always use the internet responsibly and be careful about what you do and who you talk to. But if you ever need to go somewhere on the internet without anyone following you around, the Tor browser is a good tool to use.</text:p>
      <text:p text:style-name="P2"/>
      <text:p text:style-name="Text_20_body">Vivaldi Browser</text:p>
      <text:p text:style-name="P5"/>
      <text:p text:style-name="P22">First, to install Vivaldi, you need to visit their website, which is <text:a xlink:type="simple" xlink:href="http://www.vivaldi.com/" office:target-frame-name="_new" xlink:show="replace" text:style-name="Internet_20_link" text:visited-style-name="Visited_20_Internet_20_Link">www.vivaldi.com</text:a>. Once you're there, you'll see a big green button that says "Download Vivaldi." Click on that button.</text:p>
      <text:p text:style-name="Text_20_body">Now, a new page will open, and you'll see a few options to download Vivaldi. If you're using Windows, click on the button that says "Download for Windows." If you're using a Mac, click on the button that says "Download for Mac."</text:p>
      <text:p text:style-name="Text_20_body"><text:soft-page-break/>After you click on the appropriate button, a file will begin downloading. This file is the installer for Vivaldi. Once it's finished downloading, go to your downloads folder (which is usually in your computer's file manager or on your desktop), and double-click on the installer file.</text:p>
      <text:p text:style-name="Text_20_body">A window will pop up asking if you want to allow the installer to make changes to your device. Click "Yes" or "Allow."</text:p>
      <text:p text:style-name="Text_20_body">Next, you'll see the Vivaldi Setup window. Here, you can choose the language you want to use and select the location where you want Vivaldi to be installed. The default options should be fine for most users, so just click "Install" to proceed.</text:p>
      <text:p text:style-name="Text_20_body">The installation process will take a few minutes to complete. Once it's done, you'll see a window that says "Vivaldi has been installed." Click "Finish" to complete the process.</text:p>
      <text:p text:style-name="Text_20_body">Now that Vivaldi is installed, you can open it by finding the Vivaldi icon on your desktop or in your Start menu (on Windows) or in your Applications folder (on Mac). Click on the icon to launch Vivaldi.</text:p>
      <text:p text:style-name="Text_20_body">When you first open Vivaldi, you'll see a page that says "Welcome to Vivaldi!" Here, you can choose some basic settings, such as your default search engine and homepage. If you're not sure what to choose, you can just leave the default options and click "Continue."</text:p>
      <text:p text:style-name="Text_20_body">Now, you're ready to use Vivaldi! You'll see that it looks a lot like other web browsers you may have used before, such as Google Chrome or Mozilla Firefox. You can use the address bar at the top to type in a website you want to visit, or you can use the search bar to search for something on the web.</text:p>
      <text:p text:style-name="Text_20_body">One thing that's unique about Vivaldi is that it has a lot of customization options. For example, you can change the color of the browser's interface or add new buttons to the toolbar. To access these options, click on the Vivaldi menu button (it looks like a V in a circle) in the top-left corner of the window, and then click on "Settings."</text:p>
      <text:p text:style-name="Text_20_body">In the Settings menu, you'll see a lot of different options to customize Vivaldi. For example, you can change the appearance of the browser, choose which tabs and buttons are displayed, and even create custom keyboard shortcuts.</text:p>
      <text:p text:style-name="Text_20_body">That's a brief overview of how to install and use Vivaldi browser! Remember, if you ever get stuck or have any questions, there are lots of resources available online, including Vivaldi's official website and user forums.</text:p>
      <text:p text:style-name="Text_20_body">Opera Browser</text:p>
      <text:p text:style-name="P5"/>
      <text:p text:style-name="P22">The Opera browser is a special tool that you can use to explore the internet. Just like a car helps you get around the city, the Opera browser helps you get around the internet.</text:p>
      <text:p text:style-name="Text_20_body">When you open the Opera browser, you'll see a big box at the top of the screen. This is called the "address bar." You can type in the name of a website or a specific webpage you want to visit in the address bar. For example, you might type "<text:a xlink:type="simple" xlink:href="http://www.youtube.com/" office:target-frame-name="_new" xlink:show="replace" text:style-name="Internet_20_link" text:visited-style-name="Visited_20_Internet_20_Link">www.youtube.com</text:a>" if you want to watch videos on YouTube.</text:p>
      <text:p text:style-name="Text_20_body"><text:soft-page-break/>Once you've typed in the address, press the "Enter" key on your keyboard, or click on the "Go" button next to the address bar. This will take you to the website or webpage you want to visit.</text:p>
      <text:p text:style-name="Text_20_body">When you get to a website, you'll see lots of different things on the screen. There might be pictures, videos, and lots of text to read. You can use the mouse to click on different parts of the website and explore it.</text:p>
      <text:p text:style-name="Text_20_body">One thing you might notice is that some websites have lots of ads. These are little pictures or videos that try to sell you things. If you don't want to see the ads, you can use a special tool called an "ad blocker." To turn on the ad blocker in Opera, click on the "Menu" button in the top-left corner of the screen, then click on "Settings." Look for the "Block ads" option and turn it on.</text:p>
      <text:p text:style-name="Text_20_body">Another thing you might want to do is save your favorite websites so you can find them easily later. To do this, click on the "heart" icon in the address bar. This will add the website to your "Bookmarks" list.</text:p>
      <text:p text:style-name="Text_20_body">You can also use Opera to search for things on the internet. In the top-right corner of the screen, you'll see a little magnifying glass icon. Click on this icon to open the search box. Type in what you're looking for, like "funny cat videos," and Opera will show you lots of different websites that might have what you want.</text:p>
      <text:p text:style-name="Text_20_body">Finally, if you want to close Opera, just click on the "X" button in the top-right corner of the screen. This will close the browser and take you back to your desktop.</text:p>
      <text:p text:style-name="Text_20_body">That's it! With these basic steps, you can use the Opera browser to explore the internet and find all kinds of cool things.</text:p>
      <text:p text:style-name="P5"/>
      <text:p text:style-name="Text_20_body">These are a few of the most used web browsers used if you decide on something different that’s OK too.</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Text_20_body">Chapter 5</text:p>
      <text:p text:style-name="P6"/>
      <text:p text:style-name="Text_20_body">Using the File Manager</text:p>
      <text:p text:style-name="P6"/>
      <text:p text:style-name="P24">First, let's talk about what a file manager is. Imagine you have a big toy box full of different toys. Each toy is a different file, like a picture, a song, or a document. A file manager is like a special toy box that lets you organize all your files in one place so you can find them easily.</text:p>
      <text:p text:style-name="Text_20_body">Now, let's talk about MX Linux. It's like a computer that runs on a special kind of software called Linux. MX Linux comes with a file manager called Thunar that you can use to manage all your files.</text:p>
      <text:p text:style-name="Text_20_body">When you open the file manager, you'll see a window with lots of different folders and files. Just like in your toy box, these folders and files are organized in different ways.</text:p>
      <text:p text:style-name="Text_20_body">To find a specific file, you can use the search bar at the top of the window. Imagine you're looking for your favorite toy car. You would tell the file manager to "search" for "toy car," and it would show you all the files with those words in the name.</text:p>
      <text:p text:style-name="Text_20_body">You can also use the folders to organize your files. Think of the folders like different drawers in your toy box. You can put all your toy cars in one drawer, all your stuffed animals in another drawer, and so on.</text:p>
      <text:p text:style-name="Text_20_body">To create a new folder, you can click on the "File" menu at the top of the window and select "Create Folder." Then, give your folder a name and drag any files you want to put in it into the folder.</text:p>
      <text:p text:style-name="Text_20_body">You can also move files from one folder to another by dragging them with your mouse. It's like taking a toy from one drawer and putting it in another.</text:p>
      <text:p text:style-name="Text_20_body">If you want to copy a file, you can right-click on it and select "Copy." Then, go to the folder where you want to put the copy and right-click again and select "Paste." It's like making a copy of your favorite toy car and putting it in another drawer so you can play with it in two different places.</text:p>
      <text:p text:style-name="Text_20_body">Finally, if you want to delete a file, you can right-click on it and select "Delete." Just be careful not to delete something important by mistake!</text:p>
      <text:p text:style-name="Text_20_body">That's a basic overview of how to use the MX Linux file manager! Remember, the file manager is just like a special toy box that helps you keep all your files organized so you can find them easily.</text:p>
      <text:p text:style-name="P6"/>
      <text:p text:style-name="P6"/>
      <text:p text:style-name="P6"/>
      <text:p text:style-name="P6"/>
      <text:p text:style-name="P6"/>
      <text:p text:style-name="P6"/>
      <text:p text:style-name="P6"/>
      <text:p text:style-name="P6"/>
      <text:p text:style-name="P6"/>
      <text:p text:style-name="P6"><text:soft-page-break/></text:p>
      <text:p text:style-name="Text_20_body">Chapter 6</text:p>
      <text:p text:style-name="P8"/>
      <text:p text:style-name="Text_20_body">Installing a program\app</text:p>
      <text:p text:style-name="P8"/>
      <text:p text:style-name="Text_20_body">Now, to install a program on MX Linux, there are a few steps you'll need to follow:</text:p>
      <text:list xml:id="list4087446395" text:style-name="L4">
        <text:list-item>
          <text:p text:style-name="P25">Open the "MX Package Installer"</text:p>
        </text:list-item>
      </text:list>
      <text:p text:style-name="Text_20_body">The MX Package Installer is a program that lets you search for and install new software on your MX Linux computer. To open it, click on the "Menu" button in the bottom left corner of your screen, then select "MX Package Installer" from the list of programs.</text:p>
      <text:list xml:id="list3833071845" text:style-name="L5">
        <text:list-item>
          <text:p text:style-name="P26">Search for the program you want to install</text:p>
        </text:list-item>
      </text:list>
      <text:p text:style-name="Text_20_body">Once you've opened the MX Package Installer, you can search for the program you want to install by typing its name into the search bar at the top of the screen. You can also browse through the categories on the left side of the screen to find programs that might interest you.</text:p>
      <text:list xml:id="list174499355" text:style-name="L6">
        <text:list-item>
          <text:p text:style-name="P27">Select the program you want to install</text:p>
        </text:list-item>
      </text:list>
      <text:p text:style-name="Text_20_body">When you find the program you want to install, click on its name to see more information about it, such as its description and version number. If you're sure you want to install it, click the "Install" button to start the installation process.</text:p>
      <text:list xml:id="list2449163801" text:style-name="L7">
        <text:list-item>
          <text:p text:style-name="P28">Wait for the installation to finish</text:p>
        </text:list-item>
      </text:list>
      <text:p text:style-name="Text_20_body">Depending on the size of the program you're installing and your internet speed, the installation process might take a few minutes. During this time, you'll see a progress bar on the screen that shows you how much of the installation is complete.</text:p>
      <text:list xml:id="list1758229056" text:style-name="L8">
        <text:list-item>
          <text:p text:style-name="P29">Launch the program</text:p>
        </text:list-item>
      </text:list>
      <text:p text:style-name="Text_20_body">Once the installation is complete, you'll be able to launch the program from the "Menu" button, just like any other program on your MX Linux computer. Simply click on the "Menu" button, then select the program you want to use.</text:p>
      <text:p text:style-name="Text_20_body">That's it! Now you know how to install programs on your MX Linux computer. Just remember to be careful when installing new software, as some programs can be harmful to your computer if they're not from a trusted source.</text:p>
      <text:p text:style-name="P8"/>
      <text:p text:style-name="P6"/>
      <text:p text:style-name="P6"/>
      <text:p text:style-name="P6"/>
      <text:p text:style-name="P6"/>
      <text:p text:style-name="P6"/>
      <text:p text:style-name="P6"/>
      <text:p text:style-name="P6"/>
      <text:p text:style-name="P6"/>
      <text:p text:style-name="P6"><text:soft-page-break/></text:p>
      <text:p text:style-name="Text_20_body">Chapter 7</text:p>
      <text:p text:style-name="P8"/>
      <text:p text:style-name="Text_20_body">Updating MX Linux</text:p>
      <text:p text:style-name="P9"/>
      <text:p text:style-name="P9"/>
      <text:p text:style-name="P30">MX Linux is an operating system that you can use on your computer. It's like the boss of your computer that tells it what to do and how to do it. Just like you have a teacher in school who tells you what to do and how to do it, your computer has an operating system to guide it.</text:p>
      <text:p text:style-name="Text_20_body">MX Linux is a special type of operating system called a Linux distribution. Linux is a popular type of operating system used by people all over the world. It's known for being free and open source, which means that anyone can use it and even change it if they want to.</text:p>
      <text:p text:style-name="Text_20_body">Updating MX Linux means making it better and fixing any problems that might be there. It's like giving your computer a check-up to make sure it's working well. When you update MX Linux, you're making sure that your computer is running smoothly and that it's secure from hackers who might try to steal your information.</text:p>
      <text:p text:style-name="Text_20_body">Here's how to update MX Linux step by step:</text:p>
      <text:list xml:id="list4201493989" text:style-name="L9">
        <text:list-item>
          <text:p text:style-name="P31">Open the terminal. The terminal is a special window on your computer where you can type in commands. To open it, click on the terminal icon in the dock.</text:p>
        </text:list-item>
        <text:list-item>
          <text:p text:style-name="P31">Type in the command "sudo apt update" (without the quotes) and press Enter. This command tells your computer to check for any updates for the software that's installed on it.</text:p>
        </text:list-item>
        <text:list-item>
          <text:p text:style-name="P31">Type in the command "sudo apt upgrade" (without the quotes) and press Enter. This command tells your computer to download and install any updates that are available.</text:p>
        </text:list-item>
        <text:list-item>
          <text:p text:style-name="P31">Wait for the updates to finish installing. Depending on how many updates there are, this could take a few minutes or longer.</text:p>
        </text:list-item>
        <text:list-item>
          <text:p text:style-name="P31">Restart your computer. After the updates have finished installing, it's a good idea to restart your computer to make sure everything is working properly.</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Text_20_body">Chapter 8</text:p>
      <text:p text:style-name="P9"/>
      <text:p text:style-name="Text_20_body">MX Tools</text:p>
      <text:p text:style-name="P9"/>
      <text:p text:style-name="P30">MX Tools is a collection of system utilities that come with MX Linux, designed to help you manage and customize your system. Here's how to use some of the most useful tools in MX Tools:</text:p>
      <text:list xml:id="list739294119" text:style-name="L10">
        <text:list-item>
          <text:p text:style-name="P32">MX Package Installer - This tool allows you to easily install and uninstall software on your system. You can access it by clicking on the "MX Package Installer" icon in the "System" menu.</text:p>
        </text:list-item>
        <text:list-item>
          <text:p text:style-name="P32">MX User Manager - This tool allows you to manage user accounts and groups on your system. You can access it by clicking on the "MX User Manager" icon in the "System" menu.</text:p>
        </text:list-item>
        <text:list-item>
          <text:p text:style-name="P32">MX Boot Repair - This tool allows you to repair or reinstall the GRUB boot loader on your system. You can access it by clicking on the "MX Boot Repair" icon in the "System" menu.</text:p>
        </text:list-item>
        <text:list-item>
          <text:p text:style-name="P32">MX Snapshot - This tool allows you to create a snapshot of your system that you can use to restore your system to a previous state if anything goes wrong. You can access it by clicking on the "MX Snapshot" icon in the "System" menu.</text:p>
        </text:list-item>
        <text:list-item>
          <text:p text:style-name="P32">MX Time Manager - This tool allows you to set and manage the system time and time zone. You can access it by clicking on the "MX Time Manager" icon in the "System" menu.</text:p>
        </text:list-item>
        <text:list-item>
          <text:p text:style-name="P32">MX Tweaks - This tool allows you to customize various system settings, including the appearance, desktop environment, and system behavior. You can access it by clicking on the "MX Tweaks" icon in the "System" menu.</text:p>
        </text:list-item>
        <text:list-item>
          <text:p text:style-name="P32">MX Firewall - This tool allows you to configure and manage the built-in firewall on your system to protect it from unwanted network traffic. You can access it by clicking on the "MX Firewall" icon in the "System" menu.</text:p>
        </text:list-item>
      </text:list>
      <text:p text:style-name="Text_20_body">To use any of these tools, simply click on the corresponding icon in the "System" menu, and follow the instructions provided by the tool. MX Tools is designed to be user-friendly, so most tasks should be fairly easy to accomplish. However, if you have any trouble using a particular tool, you can consult the documentation or seek help from the MX Linux community.</text:p>
      <text:p text:style-name="P9"/>
      <text:p text:style-name="P9"/>
      <text:p text:style-name="Text_20_body">MX Tweak</text:p>
      <text:p text:style-name="P10"/>
      <text:p text:style-name="P34">MX Tweak is a tool in MX Linux that allows you to customize various settings and features of your operating system. Here's how to use MX Tweak, explained like you're 5 years old, in 1000 words:</text:p>
      <text:list xml:id="list4252509985" text:style-name="L11">
        <text:list-item>
          <text:p text:style-name="P33">Open MX Tweak: To use MX Tweak, you first need to open it. You can do this by clicking on the "MX Tools" menu in the bottom left corner of your screen, and then selecting "MX Tweak" from the list.</text:p>
        </text:list-item>
        <text:list-item>
          <text:p text:style-name="P33"><text:soft-page-break/>Choose a category: MX Tweak is organized into different categories, which are listed on the left-hand side of the window. Each category has different settings that you can adjust. For example, the "Desktop" category lets you change the appearance and behavior of your desktop, while the "Panel" category lets you customize the taskbar at the bottom of your screen.</text:p>
        </text:list-item>
        <text:list-item>
          <text:p text:style-name="P33">Make changes: Once you've selected a category, you can start making changes to the settings. MX Tweak has a number of different options for each category, and you can usually adjust them by clicking on a checkbox or a dropdown menu.</text:p>
        </text:list-item>
        <text:list-item>
          <text:p text:style-name="P33">Apply your changes: After you've made the changes you want, you need to apply them to your system. To do this, look for an "Apply" or "Save" button somewhere on the screen. When you click this button, MX Tweak will apply your changes and update your system accordingly.</text:p>
        </text:list-item>
        <text:list-item>
          <text:p text:style-name="P33">Test your changes: Once you've applied your changes, it's a good idea to test them out to make sure they're working as expected. For example, if you've changed the appearance of your desktop, you should see the new changes immediately. If you've changed a system setting, you may need to restart your computer for the changes to take effect.</text:p>
        </text:list-item>
        <text:list-item>
          <text:p text:style-name="P33">Undo changes: If you're not happy with the changes you've made, you can always undo them using MX Tweak. Look for an "Undo" or "Reset" button somewhere on the screen, and click it to revert your system back to its previous settings.</text:p>
        </text:list-item>
        <text:list-item>
          <text:p text:style-name="P33">Explore other categories: MX Tweak has a lot of different categories to choose from, so feel free to explore and experiment with them. You may discover new features and settings that you didn't know existed!</text:p>
        </text:list-item>
      </text:list>
      <text:p text:style-name="Text_20_body">In summary, MX Tweak is a tool in MX Linux that allows you to customize various settings and features of your operating system. To use it, you need to open it, choose a category, make changes, apply your changes, test your changes, undo changes if needed, and explore other categories. With a little experimentation, you can make MX Linux work just the way you want it to</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Text_20_body"><text:soft-page-break/>Chapter 9</text:p>
      <text:p text:style-name="P10"/>
      <text:p text:style-name="Text_20_body">Office</text:p>
      <text:p text:style-name="P10"/>
      <text:p text:style-name="Text_20_body">LibreOffice</text:p>
      <text:p text:style-name="P10"/>
      <text:p text:style-name="P34">LibreOffice is like a magic box filled with tools to help you write letters, make pictures, and do math on a computer. Just like how you need different tools to build a sandcastle or draw a picture, LibreOffice has different tools to help you do different things.</text:p>
      <text:p text:style-name="Text_20_body">For example, if you want to write a letter to your friend, you can use the tool called Writer. It's like a magic pen that lets you type words on your computer screen and change the color and size of the words. You can even add pictures to your letter!</text:p>
      <text:p text:style-name="Text_20_body">If you want to make a picture, you can use a tool called Draw. It's like a magic paintbrush that lets you draw shapes and colors on your computer screen. You can make a picture of a house, a tree, or anything you want!</text:p>
      <text:p text:style-name="Text_20_body">And if you want to do math, you can use a tool called Calc. It's like a magic calculator that helps you add, subtract, multiply, and divide numbers on your computer screen. You can use it to do your homework, make a budget, or play a game!</text:p>
      <text:p text:style-name="Text_20_body">LibreOffice is a special kind of magic box because it's free and you can use it on any computer. So you can use it at home, at school, or even at your grandma's house! It's a great way to make your computer do lots of cool things.</text:p>
      <text:p text:style-name="P10"/>
      <text:p text:style-name="Text_20_body">Open Office</text:p>
      <text:p text:style-name="P10"/>
      <text:p text:style-name="P34">Sure, I can explain Open Office like you're five!</text:p>
      <text:p text:style-name="Text_20_body">Open Office is like a big box filled with different tools to help you do things on your computer. It's like having a magic set of crayons and paper, but for your computer.</text:p>
      <text:p text:style-name="Text_20_body">There are different tools in Open Office for doing different things. For example, there's a tool called Writer that helps you write letters, stories, and papers. It's like a magic typewriter that lets you type words on your computer and change the way they look.</text:p>
      <text:p text:style-name="Text_20_body">There's also a tool called Calc that helps you do math. It's like a magic calculator that helps you add, subtract, multiply, and divide numbers on your computer.</text:p>
      <text:p text:style-name="Text_20_body">Another tool in Open Office is called Impress, which lets you create slideshows. It's like having a magic projector that shows pictures and words on a big screen. You can use it to make presentations for school or to show pictures of your vacation to your friends and family.</text:p>
      <text:p text:style-name="Text_20_body"><text:soft-page-break/>There's also a tool called Draw that helps you make pictures. It's like a magic paintbrush that lets you draw shapes and colors on your computer screen. You can use it to make a picture of your family, your pet, or anything else you can imagine!</text:p>
      <text:p text:style-name="Text_20_body">Open Office is free to use and can be downloaded on any computer, so you can use it at home, at school, or even at your friend's house. It's a great way to make your computer do lots of cool things and have fun while you're doing it!</text:p>
      <text:p text:style-name="Text_20_body">Microsoft 365 (office)</text:p>
      <text:p text:style-name="P11"/>
      <text:p text:style-name="P35">Microsoft 365 (Office) is like a big toolbox filled with different tools to help you do things on your computer. It's like having a magic bag of toys, but for your computer.</text:p>
      <text:p text:style-name="Text_20_body">There are different tools in Microsoft 365 (Office) for doing different things. For example, there's a tool called Word that helps you write letters, stories, and papers. It's like a magic typewriter that lets you type words on your computer and change the way they look.</text:p>
      <text:p text:style-name="Text_20_body">There's also a tool called Excel that helps you do math. It's like a magic calculator that helps you add, subtract, multiply, and divide numbers on your computer. You can use it to make budgets, track expenses, and do all kinds of math!</text:p>
      <text:p text:style-name="Text_20_body">Another tool in Microsoft 365 (Office) is called PowerPoint, which lets you create presentations. It's like having a magic projector that shows pictures and words on a big screen. You can use it to make presentations for school or work, or to show pictures of your vacation to your friends and family.</text:p>
      <text:p text:style-name="Text_20_body">There's also a tool called Outlook that helps you manage your email. It's like a magic mailbox that helps you send and receive messages from your friends, family, and coworkers.</text:p>
      <text:p text:style-name="Text_20_body">Microsoft 365 (Office) is a special kind of toolbox because you have to pay for it, but it comes with lots of cool toys that you can use on your computer. You can use it at home, at school, or even at work to do all kinds of things on your computer. It's a great way to make your computer do lots of cool things and be productive while you're doing it!</text:p>
      <text:p text:style-name="Text_20_body">As I said before, use what YOU want. A better browser. The best office that your used to or the one you might feel comfortable with.</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Text_20_body">Chapter 10</text:p>
      <text:p text:style-name="P11"/>
      <text:p text:style-name="Text_20_body">GIMP</text:p>
      <text:p text:style-name="P11"/>
      <text:p text:style-name="P35">GIMP is a free software program that you can use to edit and manipulate images on your computer. It is similar to other popular image editing programs like Adobe Photoshop, but it is free to download and use.</text:p>
      <text:p text:style-name="Text_20_body">Here's how you can use GIMP in 5 simple steps:</text:p>
      <text:p text:style-name="Text_20_body">Step 1: Download and Install GIMP The first thing you need to do is download GIMP from the official website (<text:a xlink:type="simple" xlink:href="https://www.gimp.org/" office:target-frame-name="_new" xlink:show="replace" text:style-name="Internet_20_link" text:visited-style-name="Visited_20_Internet_20_Link">https://www.gimp.org/</text:a>). Once you have downloaded the software, follow the instructions to install it on your computer.</text:p>
      <text:p text:style-name="Text_20_body">Step 2: Open an Image Once you have installed GIMP, open it up and select "File" from the top menu bar. Then, click on "Open" and select the image you want to edit from your computer's files.</text:p>
      <text:p text:style-name="Text_20_body">Step 3: Edit Your Image Once you have opened your image, you can start editing it in GIMP. There are many tools and features available in GIMP to help you edit your image, including:</text:p>
      <text:list xml:id="list1745511471" text:style-name="L12">
        <text:list-item>
          <text:p text:style-name="P36">Brushes and Paint Tools: You can use these tools to paint or draw on your image.</text:p>
        </text:list-item>
        <text:list-item>
          <text:p text:style-name="P36">Selection Tools: You can use these tools to select parts of your image that you want to edit.</text:p>
        </text:list-item>
        <text:list-item>
          <text:p text:style-name="P36">Layers: You can use layers to add or remove elements from your image without affecting the original image.</text:p>
        </text:list-item>
        <text:list-item>
          <text:p text:style-name="P36">Filters: You can apply filters to your image to change its appearance or enhance its quality.</text:p>
        </text:list-item>
      </text:list>
      <text:p text:style-name="Text_20_body">Step 4: Save Your Image Once you have finished editing your image, you need to save it. To do this, select "File" from the top menu bar and then click on "Save As". Choose a file name and file type for your image, and then click "Save".</text:p>
      <text:p text:style-name="Text_20_body">Step 5: Export Your Image If you want to use your edited image on the web or share it with others, you will need to export it. To do this, select "File" from the top menu bar and then click on "Export As". Choose a file name and file type for your image, and then click "Export".</text:p>
      <text:p text:style-name="Text_20_body">That's it! You now know how to use GIMP to edit and manipulate images on your computer. With practice, you can use GIMP to create amazing images and graphics that you can share with others.</text:p>
      <text:p text:style-name="P11"/>
      <text:p text:style-name="Text_20_body">Blender</text:p>
      <text:p text:style-name="P12"/>
      <text:p text:style-name="P38"><text:soft-page-break/>Blender is a software used for creating 3D computer graphics and animations. Here is a simple guide on how to install and use Blender:</text:p>
      <text:list xml:id="list1348564591" text:style-name="L13">
        <text:list-item>
          <text:p text:style-name="P37">First, you need to download Blender from their official website. You can do this by visiting the download page and selecting the appropriate version for your operating system.</text:p>
        </text:list-item>
        <text:list-item>
          <text:p text:style-name="P37">Once you have downloaded the installer, you can double-click it to begin the installation process. Follow the on-screen instructions to complete the installation.</text:p>
        </text:list-item>
        <text:list-item>
          <text:p text:style-name="P37">After installation, open Blender. You will be presented with a screen that contains several panels.</text:p>
        </text:list-item>
        <text:list-item>
          <text:p text:style-name="P37">In the center of the screen, you will see a 3D viewport where you can create and manipulate objects. To add an object, click on the "Add" menu at the top of the screen and select the object you want to add.</text:p>
        </text:list-item>
        <text:list-item>
          <text:p text:style-name="P37">To move an object, select it by clicking on it with your mouse and then use the arrow keys on your keyboard to move it around.</text:p>
        </text:list-item>
        <text:list-item>
          <text:p text:style-name="P37">To rotate an object, select it and then press the "R" key on your keyboard. You can then move your mouse to rotate the object.</text:p>
        </text:list-item>
        <text:list-item>
          <text:p text:style-name="P37">To scale an object, select it and then press the "S" key on your keyboard. You can then move your mouse to scale the object.</text:p>
        </text:list-item>
        <text:list-item>
          <text:p text:style-name="P37">You can also create animations in Blender. To do this, you need to create keyframes. A keyframe is a snapshot of an object's position, rotation, or scale at a specific point in time. You can create keyframes by clicking on the "Timeline" panel at the bottom of the screen and then moving the object to a new position. Blender will automatically create a keyframe for you.</text:p>
        </text:list-item>
        <text:list-item>
          <text:p text:style-name="P37">Once you have created keyframes, you can play your animation by pressing the "Play" button in the "Timeline" panel.</text:p>
        </text:list-item>
        <text:list-item>
          <text:p text:style-name="P37">When you are finished with your project, you can save it by clicking on the "File" menu at the top of the screen and selecting "Save As". Give your file a name and select a location to save it.</text:p>
        </text:list-item>
      </text:list>
      <text:p text:style-name="Text_20_body">That's it! With these basic steps, you can start exploring Blender and creating your own 3D graphics and animations. There is a lot more to learn about Blender, but this should be enough to get you started. Have fun!</text:p>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Text_20_body">Chapter 11</text:p>
      <text:p text:style-name="P4"/>
      <text:p text:style-name="Text_20_body">Email</text:p>
      <text:p text:style-name="P12"/>
      <text:p text:style-name="Text_20_body">Thunderbird</text:p>
      <text:p text:style-name="P12"/>
      <text:p text:style-name="P38">Thunderbird is a free and open-source email client that you can use to manage your email accounts. It is similar to other email clients like Microsoft Outlook and Apple Mail. Here's how to install and use Thunderbird:</text:p>
      <text:p text:style-name="Text_20_body">Installing Thunderbird:</text:p>
      <text:list xml:id="list3598745144" text:style-name="L14">
        <text:list-item>
          <text:p text:style-name="P47">Go to the Mozilla Thunderbird download page.</text:p>
        </text:list-item>
        <text:list-item>
          <text:p text:style-name="P47">Click on the "Download Thunderbird" button.</text:p>
        </text:list-item>
        <text:list-item>
          <text:p text:style-name="P47">Select your preferred language and operating system.</text:p>
        </text:list-item>
        <text:list-item>
          <text:p text:style-name="P47">Click on the "Download Now" button.</text:p>
        </text:list-item>
        <text:list-item>
          <text:p text:style-name="P47">Once the download is complete, open the installation file.</text:p>
        </text:list-item>
        <text:list-item>
          <text:p text:style-name="P47">Follow the installation wizard and select your preferred options.</text:p>
        </text:list-item>
        <text:list-item>
          <text:p text:style-name="P39">Once the installation is complete, you can launch Thunderbird.</text:p>
        </text:list-item>
      </text:list>
      <text:p text:style-name="Text_20_body">Using Thunderbird:</text:p>
      <text:list xml:id="list4167708714" text:style-name="L15">
        <text:list-item>
          <text:p text:style-name="P48">Launch Thunderbird from your desktop or Start menu.</text:p>
        </text:list-item>
        <text:list-item>
          <text:p text:style-name="P48">Click on the "Create a new account" button to add your email account.</text:p>
        </text:list-item>
        <text:list-item>
          <text:p text:style-name="P48">Select your email provider from the list, or choose "Other Email" to manually enter your email settings.</text:p>
        </text:list-item>
        <text:list-item>
          <text:p text:style-name="P48">Enter your email address and password.</text:p>
        </text:list-item>
        <text:list-item>
          <text:p text:style-name="P48">Thunderbird will automatically try to detect your email settings. If it cannot, you may need to enter them manually.</text:p>
        </text:list-item>
        <text:list-item>
          <text:p text:style-name="P48">Once you have entered your settings, click on the "Done" button.</text:p>
        </text:list-item>
        <text:list-item>
          <text:p text:style-name="P48">Your email account is now set up in Thunderbird.</text:p>
        </text:list-item>
        <text:list-item>
          <text:p text:style-name="P48">To compose a new email, click on the "Write" button.</text:p>
        </text:list-item>
        <text:list-item>
          <text:p text:style-name="P48">Enter the recipient's email address, subject, and message.</text:p>
        </text:list-item>
        <text:list-item>
          <text:p text:style-name="P48">Click on the "Send" button to send the email.</text:p>
        </text:list-item>
        <text:list-item>
          <text:p text:style-name="P48">To read your emails, click on the inbox folder in the left sidebar.</text:p>
        </text:list-item>
        <text:list-item>
          <text:p text:style-name="P48">Click on an email to read it.</text:p>
        </text:list-item>
        <text:list-item>
          <text:p text:style-name="P48">You can also create folders to organize your emails by clicking on the "New Folder" button in the left sidebar.</text:p>
        </text:list-item>
        <text:list-item>
          <text:p text:style-name="P40"><text:soft-page-break/>To delete an email, click on the checkbox next to the email and then click on the "Delete" button.</text:p>
        </text:list-item>
      </text:list>
      <text:p text:style-name="Text_20_body">That's it! With Thunderbird, you can easily manage your email accounts and stay organized.</text:p>
      <text:p text:style-name="Text_20_body">Athere are other email programs like Claws, Evolution <text:s/>and others but I am not going to go into all those. You can on your own.</text:p>
      <text:p text:style-name="Text_20_body">Chapter 12</text:p>
      <text:p text:style-name="P12"/>
      <text:p text:style-name="Text_20_body">Audacity (a full audio editor)</text:p>
      <text:p text:style-name="P12"/>
      <text:p text:style-name="P38">Audacity is a free and open-source audio editing software that you can use to record and edit audio on your computer. It is similar to other audio editing software like Adobe Audition and GarageBand. Here's how to install and use Audacity:</text:p>
      <text:p text:style-name="Text_20_body">Installing Audacity:</text:p>
      <text:list xml:id="list1544145788" text:style-name="L16">
        <text:list-item>
          <text:p text:style-name="P49">Go to the Audacity download page.</text:p>
        </text:list-item>
        <text:list-item>
          <text:p text:style-name="P49">Click on the "Download Audacity" button.</text:p>
        </text:list-item>
        <text:list-item>
          <text:p text:style-name="P49">Select your operating system.</text:p>
        </text:list-item>
        <text:list-item>
          <text:p text:style-name="P49">Click on the "Download" button.</text:p>
        </text:list-item>
        <text:list-item>
          <text:p text:style-name="P49">Once the download is complete, open the installation file.</text:p>
        </text:list-item>
        <text:list-item>
          <text:p text:style-name="P49">Follow the installation wizard and select your preferred options.</text:p>
        </text:list-item>
        <text:list-item>
          <text:p text:style-name="P41">Once the installation is complete, you can launch Audacity.</text:p>
        </text:list-item>
      </text:list>
      <text:p text:style-name="Text_20_body">Using Audacity:</text:p>
      <text:list xml:id="list1659730424" text:style-name="L17">
        <text:list-item>
          <text:p text:style-name="P50">Launch Audacity from your desktop or Start menu.</text:p>
        </text:list-item>
        <text:list-item>
          <text:p text:style-name="P50">To start a new audio project, click on "File" &gt; "New" or press "Ctrl+N".</text:p>
        </text:list-item>
        <text:list-item>
          <text:p text:style-name="P50">To record audio, click on the "Record" button in the toolbar.</text:p>
        </text:list-item>
        <text:list-item>
          <text:p text:style-name="P50">Speak or play the audio you want to record.</text:p>
        </text:list-item>
        <text:list-item>
          <text:p text:style-name="P50">To stop recording, click on the "Stop" button in the toolbar.</text:p>
        </text:list-item>
        <text:list-item>
          <text:p text:style-name="P50">You can edit the audio you just recorded by selecting it with your mouse and using the editing tools in the toolbar.</text:p>
        </text:list-item>
        <text:list-item>
          <text:p text:style-name="P50">To add audio effects like reverb or echo, click on the "Effect" menu and select an effect.</text:p>
        </text:list-item>
        <text:list-item>
          <text:p text:style-name="P50">You can adjust the effect settings to your liking in the effect dialog box that appears.</text:p>
        </text:list-item>
        <text:list-item>
          <text:p text:style-name="P50">To export your audio project as a file, click on "File" &gt; "Export" or press "Ctrl+E".</text:p>
        </text:list-item>
        <text:list-item>
          <text:p text:style-name="P50">Choose the file format you want to export to and select a location to save the file.</text:p>
        </text:list-item>
        <text:list-item>
          <text:p text:style-name="P42">Click on the "Save" button to export the file.</text:p>
        </text:list-item>
      </text:list>
      <text:p text:style-name="Text_20_body">That's it! With Audacity, you can easily record and edit audio on your computer.</text:p>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Text_20_body">Chapter13</text:p>
      <text:p text:style-name="P12"/>
      <text:p text:style-name="Text_20_body">Virtualizations</text:p>
      <text:p text:style-name="P12"/>
      <text:p text:style-name="Text_20_body">Virtual box</text:p>
      <text:p text:style-name="P13"/>
      <text:p text:style-name="P43">Virtual Box is a software application that allows you to create and run virtual machines on your computer. Virtual machines are like computers within your computer - they are completely self-contained and have their own operating system and software installed. Virtual Box is a powerful tool that can be used for a variety of purposes, including testing software, running different operating systems, and even hosting servers. In this guide, we will explain how to use and install Virtual Box in easy-to-understand terms.</text:p>
      <text:p text:style-name="Text_20_body">Step 1: Download and Install Virtual Box To get started with VirtualBox, you first need to download and install the application. You can download VirtualBox for free from the official website. Once the download is complete, run the installer and follow the on-screen instructions to install the application.</text:p>
      <text:p text:style-name="Text_20_body">Step 2: Create a New Virtual Machine After you have installed VirtualBox, you can create a new virtual machine. To do this, open the application and click on the "New" button in the toolbar. This will open the "Create Virtual Machine" wizard.</text:p>
      <text:p text:style-name="Text_20_body">Step 3: Name Your Virtual Machine The first step in creating a new virtual machine is to name it. Choose a name that makes sense to you and that you will be able to easily identify later.</text:p>
      <text:p text:style-name="Text_20_body">Step 4: Choose an Operating System Next, you need to choose the operating system that you want to install on your virtual machine. You can choose from a variety of different operating systems, including Windows, Linux, and macOS.</text:p>
      <text:p text:style-name="Text_20_body">Step 5: Set the Amount of Memory After you have chosen the operating system, you need to set the amount of memory that you want to allocate to your virtual machine. This will depend on the amount of RAM that you have available on your physical machine, as well as the requirements of the operating system that you are installing.</text:p>
      <text:p text:style-name="Text_20_body">Step 6: Create a Virtual Hard Disk Next, you need to create a virtual hard disk for your virtual machine. This is where the operating system and any software that you install on the virtual machine will be stored. You can choose from a variety of different hard disk types, including VDI, VMDK, and VHD.</text:p>
      <text:p text:style-name="Text_20_body"><text:soft-page-break/>Step 7: Choose a Hard Disk Size After you have created the virtual hard disk, you need to choose the size of the disk. This will depend on the amount of storage that you need for your virtual machine. It is important to choose a size that is large enough to accommodate your operating system and any software that you plan to install.</text:p>
      <text:p text:style-name="Text_20_body">Step 8: Install the Operating System Now that you have created your virtual machine, you can install the operating system. To do this, click on your virtual machine in the VirtualBox Manager and then click on the "Start" button. This will start the virtual machine and launch the operating system installer. Follow the on-screen instructions to install the operating system.</text:p>
      <text:p text:style-name="Text_20_body">Step 9: Install VirtualBox Guest Additions After you have installed the operating system, you should install VirtualBox Guest Additions. These are a set of drivers and utilities that improve the performance and functionality of your virtual machine. To install Guest Additions, click on the "Devices" menu in the virtual machine's menu bar and then click on "Insert Guest Additions CD image". This will mount the Guest Additions CD in your virtual machine. Follow the on-screen instructions to install Guest Additions.</text:p>
      <text:p text:style-name="Text_20_body">Step 10: Enjoy Your Virtual Machine! Congratulations, you have now installed VirtualBox and created a virtual machine! You can now use your virtual machine to run different operating systems, test software, or even host servers. Have fun exploring all the different things that you can do with VirtualBox!</text:p>
      <text:p text:style-name="Text_20_body">Virt Manager</text:p>
      <text:p text:style-name="P13"/>
      <text:p text:style-name="P43">Okay, let's get started! Virt-Manager is a tool used to manage virtual machines, which are like computers that run inside your computer. In simpler terms, it's like having a bunch of different computers on your one computer.</text:p>
      <text:p text:style-name="Text_20_body">Here's a step-by-step guide on how to use and install Virt-Manager:</text:p>
      <text:p text:style-name="Text_20_body"><text:span text:style-name="Strong_20_Emphasis">Step 1: Check if your computer is compatible</text:span></text:p>
      <text:p text:style-name="Text_20_body">Before you can install and use Virt-Manager, you need to make sure that your computer is compatible with it. Your computer should have a processor that supports virtualization and have enough RAM and storage to run virtual machines. You can check your computer's compatibility by going to your computer's settings or by looking up the specifications of your computer online.</text:p>
      <text:p text:style-name="Text_20_body"><text:span text:style-name="Strong_20_Emphasis">Step 2: Install Virt-Manager</text:span></text:p>
      <text:p text:style-name="Text_20_body">To install Virt-Manager, you first need to download and install the "KVM" package, which is a set of tools that enable you to create and manage virtual machines. The process for installing KVM varies depending on your operating system (OS).</text:p>
      <text:p text:style-name="Text_20_body">If you are using a Linux-based operating system like Ubuntu, you can use the terminal to install KVM and Virt-Manager by running the following commands:</text:p>
      <text:p text:style-name="P1">sql</text:p>
      <text:p text:style-name="Preformatted_20_Text"><text:span text:style-name="Source_20_Text">sudo apt-get update</text:span></text:p>
      <text:p text:style-name="P1"><text:soft-page-break/><text:span text:style-name="Source_20_Text">sudo apt-get install qemu-kvm libvirt-bin virt-manager</text:span></text:p>
      <text:p text:style-name="Text_20_body">If you are using Windows or macOS, you can download the installer for Virt-Manager from the official website and follow the instructions provided to install it.</text:p>
      <text:p text:style-name="Text_20_body"><text:span text:style-name="Strong_20_Emphasis">Step 3: Open Virt-Manager</text:span></text:p>
      <text:p text:style-name="Text_20_body">Once you have installed Virt-Manager, you can open it by searching for it in your applications menu or by typing "virt-manager" in the terminal (if you're using Linux). When you open Virt-Manager, you will see a window with a list of your virtual machines (if you have any) and some options for creating new virtual machines.</text:p>
      <text:p text:style-name="Text_20_body"><text:span text:style-name="Strong_20_Emphasis">Step 4: Create a new virtual machine</text:span></text:p>
      <text:p text:style-name="Text_20_body">To create a new virtual machine, click on the "New VM" button in Virt-Manager. This will open a wizard that will guide you through the process of creating a virtual machine.</text:p>
      <text:p text:style-name="Text_20_body">In the wizard, you will need to specify the following:</text:p>
      <text:list xml:id="list2776892645" text:style-name="L18">
        <text:list-item>
          <text:p text:style-name="P51">The name of the virtual machine</text:p>
        </text:list-item>
        <text:list-item>
          <text:p text:style-name="P51">The amount of RAM and CPU cores you want to allocate to the virtual machine</text:p>
        </text:list-item>
        <text:list-item>
          <text:p text:style-name="P51">The size of the virtual hard disk</text:p>
        </text:list-item>
        <text:list-item>
          <text:p text:style-name="P44">The ISO file for the operating system you want to install (if you don't have an ISO file, you can download one from the internet)</text:p>
        </text:list-item>
      </text:list>
      <text:p text:style-name="Text_20_body">Once you have filled in all the necessary details, click "Finish" to create the virtual machine.</text:p>
      <text:p text:style-name="Text_20_body"><text:span text:style-name="Strong_20_Emphasis">Step 5: Install the operating system</text:span></text:p>
      <text:p text:style-name="Text_20_body">After you have created the virtual machine, you need to install the operating system on it. To do this, you need to attach the ISO file for the operating system to the virtual machine.</text:p>
      <text:p text:style-name="Text_20_body">To attach the ISO file, right-click on the virtual machine in Virt-Manager and select "Open". This will open a window with the virtual machine's details.</text:p>
      <text:p text:style-name="Text_20_body">In the details window, click on the "CDROM" tab and select "Choose a file". Navigate to the location where you saved the ISO file and select it.</text:p>
      <text:p text:style-name="Text_20_body">Next, start the virtual machine by clicking the "Play" button in Virt-Manager. This will open a window that shows the virtual machine booting up.</text:p>
      <text:p text:style-name="Text_20_body">Follow the prompts to install the operating system on the virtual machine. The process is similar to installing an operating system on a regular computer.</text:p>
      <text:p text:style-name="Text_20_body"><text:span text:style-name="Strong_20_Emphasis">Step 6: Use the virtual machine</text:span></text:p>
      <text:p text:style-name="Text_20_body">Once you have installed the operating system on the virtual machine, you can use it just like you would use a regular computer. You can open applications, browse the internet, and do pretty much anything else you would normally do on a computer.</text:p>
      <text:p text:style-name="Text_20_body">To switch between your virtual machines in Virt-Manager, simply click on the virtual machine you want</text:p>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Text_20_body">Chapter 14</text:p>
      <text:p text:style-name="P13"/>
      <text:p text:style-name="Text_20_body">Steam (games)</text:p>
      <text:p text:style-name="P13"/>
      <text:p text:style-name="P43">First of all, Steam is a website where you can buy and play video games on your computer. It's kind of like a big toy store, but for games that you can play on your computer instead of physical toys.</text:p>
      <text:p text:style-name="Text_20_body">To use Steam, you need to have a computer that meets the minimum requirements for playing games. This means you need to have a good graphics card, enough memory (RAM) and storage space on your hard drive.</text:p>
      <text:p text:style-name="Text_20_body">Once you have a computer that's good enough, you can go to the Steam website (<text:a xlink:type="simple" xlink:href="https://store.steampowered.com/" office:target-frame-name="_new" xlink:show="replace" text:style-name="Internet_20_link" text:visited-style-name="Visited_20_Internet_20_Link">https://store.steampowered.com/</text:a>) and sign up for an account. You'll need to provide an email address and create a password. It's important to remember your password so that you can log in later.</text:p>
      <text:p text:style-name="Text_20_body">After you've created your account, you can browse the Steam store and look for games that you want to play. You can search for games by title, genre, or developer, and you can also read reviews from other players to see if they recommend the game.</text:p>
      <text:p text:style-name="Text_20_body">When you find a game that you want to buy, you can add it to your cart and go through the checkout process. You'll need to provide a payment method, like a credit card or PayPal, and then confirm your purchase. Once your payment has been processed, you'll be able to download and install the game.</text:p>
      <text:p text:style-name="Text_20_body">To install a game on Steam, you need to go to your Library, which is where all of your games are stored. You can find your Library by clicking on the "Library" tab at the top of the Steam window.</text:p>
      <text:p text:style-name="Text_20_body">Once you're in your Library, you should see a list of all the games that you've purchased or installed on Steam. To install a new game, you can click on the "Install" button next to the game's title. This will start the download and installation process.</text:p>
      <text:p text:style-name="Text_20_body">The game may take some time to download and install, depending on how big it is and how fast your internet connection is. You can check the progress of the download by looking at the progress bar next to the game's title in your Library.</text:p>
      <text:p text:style-name="Text_20_body">When the game is finished downloading and installing, you should be able to click on the "Play" button to start playing the game!</text:p>
      <text:p text:style-name="Text_20_body"><text:soft-page-break/>If you have any trouble with the game, Steam also has a support system where you can submit a ticket and ask for help. They usually respond pretty quickly and can help you fix any problems you might be having.</text:p>
      <text:p text:style-name="Text_20_body">So that's the basic idea of how to use and install Steam games. It can be a lot of fun to play games on Steam, but remember to take breaks and get some fresh air and exercise too!</text:p>
      <text:p text:style-name="P13"/>
      <text:p text:style-name="P13"/>
      <text:p text:style-name="P13"/>
      <text:p text:style-name="P13"/>
      <text:p text:style-name="P13"/>
      <text:p text:style-name="Text_20_body">Chapter 15</text:p>
      <text:p text:style-name="P13"/>
      <text:p text:style-name="Text_20_body">Bittorrent</text:p>
      <text:p text:style-name="P14"/>
      <text:p text:style-name="P45">BitTorrent is a program that lets you download big files, like movies or video games, from the internet. It's kind of like a magic wand that can help you get what you want!</text:p>
      <text:p text:style-name="Text_20_body">To use BitTorrent, you need to have a computer that's connected to the internet. This means you need to have a good internet connection and a device like a laptop or desktop computer that can access the internet.</text:p>
      <text:p text:style-name="Text_20_body">Once you have a computer that's good enough, you can go to the BitTorrent website (<text:a xlink:type="simple" xlink:href="https://www.bittorrent.com/" office:target-frame-name="_new" xlink:show="replace" text:style-name="Internet_20_link" text:visited-style-name="Visited_20_Internet_20_Link">https://www.bittorrent.com/</text:a>) and download the program. It's important to remember where you save the program so that you can find it later.</text:p>
      <text:p text:style-name="P46">After you've downloaded the BitTorrent program, you can install it on yrst of all, BitTorrent is a program that lets you download big files, like movies or video games, from the internet. It's kind of like a magic wand that can help you get what you want!</text:p>
      <text:p text:style-name="Text_20_body">To use BitTorrent, you need to have a computer that's connected to the internet. This means you need to have a good internet connection and a device like a laptop or desktop computer that can access the internet.</text:p>
      <text:p text:style-name="Text_20_body">Once you have a computer that's good enough, you can go to the BitTorrent website (<text:a xlink:type="simple" xlink:href="https://www.bittorrent.com/" office:target-frame-name="_new" xlink:show="replace" text:style-name="Internet_20_link" text:visited-style-name="Visited_20_Internet_20_Link">https://www.bittorrent.com/</text:a>) and download the program. It's important to remember where you save the program so that you can find it later.</text:p>
      <text:p text:style-name="Text_20_body">After you've downloaded the BitTorrent program, you can install it on your computer. This is kind of like setting up a new toy - you need to make sure all the pieces are in the right place!</text:p>
      <text:p text:style-name="Text_20_body">Once BitTorrent is installed, you can use it to download files. To do this, you need to find a website that has the file you want to download. You can search for files by using a search engine like Google, or by going to a website that specializes in sharing files, like The Pirate Bay (although it's not recommended to download copyrighted material).</text:p>
      <text:p text:style-name="Text_20_body"><text:soft-page-break/>When you find a file that you want to download, you need to click on the download link. This will open up a file in BitTorrent that tells it where to find the file you want to download.</text:p>
      <text:p text:style-name="Text_20_body">BitTorrent works by downloading small pieces of the file from many different sources at the same time. It's kind of like building a puzzle - you need to gather all the pieces from different places to make the whole picture!</text:p>
      <text:p text:style-name="Text_20_body">As the pieces of the file are downloaded, they are put together to create the complete file on your computer. This can take some time, depending on how big the file is and how fast your internet connection is.</text:p>
      <text:p text:style-name="Text_20_body">When the file is finished downloading, you should be able to find it on your computer and use it just like any other file. For example, if you downloaded a movie, you can watch it with a media player like VLC.</text:p>
      <text:p text:style-name="Text_20_body">It's important to remember that downloading files using BitTorrent can be risky, especially if you're downloading copyrighted material. You could get in trouble with the law, or accidentally download a virus or other harmful software. It's always a good idea to make sure you're downloading from a trustworthy source, and to use anti-virus software to protect your computer.</text:p>
      <text:p text:style-name="Text_20_body">So that's the basic idea of how to use and install BitTorrent. It can be a helpful tool for downloading big files, but remember to use it responsibly and safely!</text:p>
      <text:p text:style-name="P46">our computer. This is kind of like setting up a new toy - you need to make sure all the pieces are in the right place!</text:p>
      <text:p text:style-name="Text_20_body">Once BitTorrent is installed, you can use it to download files. To do this, you need to find a website that has the file you want to download. You can search for files by using a search engine like Google, or by going to a website that specializes in sharing files, like The Pirate Bay (although it's not recommended to download copyrighted material).</text:p>
      <text:p text:style-name="Text_20_body">When you find a file that you want to download, you need to click on the download link. This will open up a file in BitTorrent that tells it where to find the file you want to download.</text:p>
      <text:p text:style-name="Text_20_body">BitTorrent works by downloading small pieces of the file from many different sources at the same time. It's kind of like building a puzzle - you need to gather all the pieces from different places to make the whole picture!</text:p>
      <text:p text:style-name="Text_20_body">As the pieces of the file are downloaded, they are put together to create the complete file on your computer. This can take some time, depending on how big the file is and how fast your internet connection is.</text:p>
      <text:p text:style-name="Text_20_body">When the file is finished downloading, you should be able to find it on your computer and use it just like any other file. For example, if you downloaded a movie, you can watch it with a media player like VLC.</text:p>
      <text:p text:style-name="Text_20_body">It's important to remember that downloading files using BitTorrent can be risky, especially if you're downloading copyrighted material. You could get in trouble with the law, or accidentally download a <text:soft-page-break/>virus or other harmful software. It's always a good idea to make sure you're downloading from a trustworthy source, and to use anti-virus software to protect your computer.</text:p>
      <text:p text:style-name="Text_20_body">So that's the basic idea of how to use and install BitTorrent. It can be a helpful tool for downloading big files, but remember to use it responsibly and safely!</text:p>
      <text:p text:style-name="Text_20_body">BitTorrent aren’t all illegal either. Some are just how you get certain files.</text:p>
      <text:p text:style-name="P14"/>
      <text:p text:style-name="P14"/>
      <text:p text:style-name="P14"/>
      <text:p text:style-name="P14"/>
      <text:p text:style-name="P14"/>
      <text:p text:style-name="Text_20_body">Chapter 15</text:p>
      <text:p text:style-name="P14"/>
      <text:p text:style-name="Text_20_body">MX Linux for newbies</text:p>
      <text:p text:style-name="P14"/>
      <text:p text:style-name="P45">MX Linux is a great operating system for new computer users! It's kind of like a "brain" for your computer that helps it run smoothly and do all the things you want it to do.</text:p>
      <text:p text:style-name="Text_20_body">One of the reasons MX Linux is so good for new users is that it's very easy to use. When you turn on your computer, you'll see a desktop with icons that represent different programs and files. You can click on these icons to open the programs and files you want to use.</text:p>
      <text:p text:style-name="Text_20_body">MX Linux also has a lot of helpful features that make it easier to get things done. For example, it comes with a web browser called Firefox that you can use to search the internet for information or to watch videos. It also has a program called LibreOffice that you can use to create documents, spreadsheets, and presentations.</text:p>
      <text:p text:style-name="Text_20_body">Another great thing about MX Linux is that it's very stable and reliable. This means that it's unlikely to crash or freeze up, even if you're doing something complicated on your computer. This can be really helpful if you're using your computer for work or school and you don't want to lose any important information.</text:p>
      <text:p text:style-name="Text_20_body">Overall, MX Linux is a great choice for new computer users because it's easy to use, has lots of helpful features, and is very stable and reliable. If you're looking for an operating system that can help you get things done quickly and easily, MX Linux is definitely worth checking out!</text:p>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1T16:45:48.878332085</meta:creation-date>
    <dc:date>2023-05-01T18:21:53.883411472</dc:date>
    <meta:editing-duration>PT2M37S</meta:editing-duration>
    <meta:editing-cycles>1</meta:editing-cycles>
    <meta:document-statistic meta:table-count="0" meta:image-count="0" meta:object-count="0" meta:page-count="26" meta:paragraph-count="344" meta:word-count="10223" meta:character-count="56416" meta:non-whitespace-character-count="46642"/>
    <meta:generator>LibreOffice/7.0.4.2$Linux_X86_64 LibreOffice_project/00$Build-2</meta:generator>
  </office:meta>
</office:document-meta>
</file>